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77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edusa_activated_item_preview_action_1</text:p>
          </table:table-cell>
          <table:table-cell office:value-type="string" calcext:value-type="string">
            <text:p>Look in Medusa’s eyes</text:p>
          </table:table-cell>
          <table:table-cell office:value-type="string" calcext:value-type="string">
            <text:p>Посмотреть в глаза Медуз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 style:data-style-name="N2" text:time-value="16:35:37.10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1-06-04T16:40:17.497000000</dc:date>
    <meta:editing-duration>PT9H49S</meta:editing-duration>
    <meta:editing-cycles>167</meta:editing-cycles>
    <meta:generator>LibreOffice/7.1.2.2$Windows_X86_64 LibreOffice_project/8a45595d069ef5570103caea1b71cc9d82b2aae4</meta:generator>
    <meta:document-statistic meta:table-count="1" meta:cell-count="722" meta:object-count="0"/>
  </office:meta>
</office:document-meta>
</file>